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Source Sans Pro" svg:font-family="'Source Sans Pro', 'Lucida Grande', sans-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587f"/>
    </style:style>
    <style:style style:name="P2" style:family="paragraph" style:parent-style-name="Standard">
      <style:text-properties officeooo:rsid="002a5a59" officeooo:paragraph-rsid="002a5a59"/>
    </style:style>
    <style:style style:name="P3" style:family="paragraph" style:parent-style-name="Standard">
      <style:text-properties officeooo:rsid="002e51c7" officeooo:paragraph-rsid="002e51c7"/>
    </style:style>
    <style:style style:name="P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2e51c7" officeooo:paragraph-rsid="002e51c7"/>
    </style:style>
    <style:style style:name="P5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1f86a" officeooo:paragraph-rsid="0031f86a"/>
    </style:style>
    <style:style style:name="P6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3adfb" officeooo:paragraph-rsid="0033adfb"/>
    </style:style>
    <style:style style:name="P7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6c37f" officeooo:paragraph-rsid="0036c37f"/>
    </style:style>
    <style:style style:name="P8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376753" officeooo:paragraph-rsid="00376753"/>
    </style:style>
    <style:style style:name="P9" style:family="paragraph" style:parent-style-name="Standard">
      <style:text-properties fo:font-variant="normal" fo:text-transform="none" fo:color="#000000" style:font-name="monospace" fo:font-style="normal" fo:font-weight="normal" officeooo:paragraph-rsid="0031f86a"/>
    </style:style>
    <style:style style:name="P10" style:family="paragraph" style:parent-style-name="Standard">
      <style:text-properties fo:font-variant="normal" fo:text-transform="none" fo:color="#6a9955" style:font-name="Droid Sans Mono1" fo:font-size="13.5pt" fo:letter-spacing="normal" fo:font-style="normal" fo:font-weight="normal" officeooo:rsid="0033adfb" officeooo:paragraph-rsid="0033adfb" fo:background-color="#1e1e1e"/>
    </style:style>
    <style:style style:name="P11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12" style:family="paragraph" style:parent-style-name="Standard">
      <style:text-properties fo:color="#000000" style:font-name="monospace" fo:font-size="12pt" fo:font-weight="normal" officeooo:paragraph-rsid="00325b82"/>
    </style:style>
    <style:style style:name="P1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76753" officeooo:paragraph-rsid="00376753"/>
    </style:style>
    <style:style style:name="P14" style:family="paragraph" style:parent-style-name="Preformatted_20_Text">
      <style:paragraph-properties fo:margin-top="0cm" fo:margin-bottom="0.635cm" loext:contextual-spacing="false" fo:orphans="2" fo:widows="2" fo:padding="0cm" fo:border="none"/>
      <style:text-properties fo:font-variant="normal" fo:text-transform="none" fo:color="#000000" fo:letter-spacing="normal"/>
    </style:style>
    <style:style style:name="P15" style:family="paragraph" style:parent-style-name="Preformatted_20_Text">
      <style:paragraph-properties fo:margin-top="0cm" fo:margin-bottom="0.635cm" loext:contextual-spacing="false" fo:orphans="2" fo:widows="2" fo:padding="0cm" fo:border="none"/>
      <style:text-properties fo:font-variant="normal" fo:text-transform="none" fo:color="#000000" style:font-name="monospace" fo:font-size="12pt" fo:letter-spacing="normal" fo:font-style="normal" fo:font-weight="normal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1" fo:font-size="13.5pt" fo:background-color="#1e1e1e" loext:char-shading-value="0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1" fo:font-size="13.5pt" fo:background-color="#1e1e1e" loext:char-shading-value="0"/>
    </style:style>
    <style:style style:name="T5" style:family="text">
      <style:text-properties fo:color="#dcdcaa"/>
    </style:style>
    <style:style style:name="T6" style:family="text">
      <style:text-properties fo:color="#dcdcaa" style:font-name="Droid Sans Mono1" fo:font-size="13.5pt" fo:background-color="#1e1e1e" loext:char-shading-value="0"/>
    </style:style>
    <style:style style:name="T7" style:family="text">
      <style:text-properties fo:color="#ce9178" style:font-name="Droid Sans Mono1" fo:font-size="13.5pt" fo:background-color="#1e1e1e" loext:char-shading-value="0"/>
    </style:style>
    <style:style style:name="T8" style:family="text">
      <style:text-properties officeooo:rsid="0029828d"/>
    </style:style>
    <style:style style:name="T9" style:family="text">
      <style:text-properties fo:color="#111111" style:font-name="Source Sans Pro" fo:font-weight="bold"/>
    </style:style>
    <style:style style:name="T10" style:family="text">
      <style:text-properties fo:font-size="12pt" fo:letter-spacing="normal" officeooo:rsid="0031f86a"/>
    </style:style>
    <style:style style:name="T11" style:family="text">
      <style:text-properties fo:color="#d4d4d4" style:font-name="Droid Sans Mono1" fo:font-size="13.5pt" fo:background-color="#1e1e1e" loext:char-shading-value="0"/>
    </style:style>
    <style:style style:name="T12" style:family="text">
      <style:text-properties fo:font-variant="normal" fo:text-transform="none" fo:letter-spacing="normal" fo:font-style="normal" officeooo:rsid="00325b82"/>
    </style:style>
    <style:style style:name="T13" style:family="text">
      <style:text-properties fo:color="#008080"/>
    </style:style>
    <style:style style:name="T14" style:family="text">
      <style:text-properties fo:color="#008080" style:font-name="monospace" fo:font-size="12pt" fo:font-style="normal" fo:font-weight="normal"/>
    </style:style>
    <style:style style:name="T15" style:family="text">
      <style:text-properties fo:color="#445588" fo:font-weight="bold"/>
    </style:style>
    <style:style style:name="T16" style:family="text">
      <style:text-properties fo:color="#445588" style:font-name="monospace" fo:font-size="12pt" fo:font-style="normal" fo:font-weight="bold"/>
    </style:style>
    <style:style style:name="T17" style:family="text">
      <style:text-properties fo:color="#dd1144"/>
    </style:style>
    <style:style style:name="T18" style:family="text">
      <style:text-properties fo:color="#dd1144" style:font-name="monospace" fo:font-size="12pt" fo:font-style="normal" fo:font-weight="normal"/>
    </style:style>
    <style:style style:name="T19" style:family="text">
      <style:text-properties style:font-name="monospace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8">Method override</text:span></text:p>
      <text:p text:style-name="P2">It is generally used when we have to make put or dlete request using express with our html form which supports only get and post request</text:p>
      <text:p text:style-name="P2"/>
      <text:p text:style-name="P3">1 - </text:p>
      <text:p text:style-name="P4">npm install method-override</text:p>
      <text:p text:style-name="P4"/>
      <text:p text:style-name="P9"><text:span text:style-name="T10">2 – Inside npm docs viev </text:span><text:span text:style-name="T9">override using a query value</text:span></text:p>
      <text:p text:style-name="P5"/>
      <text:p text:style-name="P12"><text:span text:style-name="T12">3 - </text:span><text:span text:style-name="T2">var</text:span><text:span text:style-name="T11"> </text:span><text:span text:style-name="T4">methodOverride</text:span><text:span text:style-name="T11"> = </text:span><text:span text:style-name="T6">require</text:span><text:span text:style-name="T11">(</text:span><text:span text:style-name="T7">'method-override'</text:span><text:span text:style-name="T11">);</text:span></text:p>
      <text:p text:style-name="P11"/>
      <text:p text:style-name="P6">4 – use middleware</text:p>
      <text:p text:style-name="P10">// Body parser middleware</text:p>
      <text:p text:style-name="P11"><text:span text:style-name="T3">app</text:span>.<text:span text:style-name="T5">use</text:span>(<text:span text:style-name="T3">bodyParser</text:span>.<text:span text:style-name="T5">urlencoded</text:span>({ <text:span text:style-name="T3">extended:</text:span> <text:span text:style-name="T1">false</text:span> }));</text:p>
      <text:p text:style-name="P11"><text:span text:style-name="T3">app</text:span>.<text:span text:style-name="T5">use</text:span>(<text:span text:style-name="T3">bodyParser</text:span>.<text:span text:style-name="T5">json</text:span>());</text:p>
      <text:p text:style-name="P6"/>
      <text:p text:style-name="P6"/>
      <text:p text:style-name="P7">5 - </text:p>
      <text:p text:style-name="P7"/>
      <text:p text:style-name="P8">inside form add this <text:span text:style-name="T17">?_method=DELETE"</text:span></text:p>
      <text:p text:style-name="P13">&lt;<text:span text:style-name="T13">form</text:span> <text:span text:style-name="T15">method</text:span>=<text:span text:style-name="T17">"POST"</text:span> <text:span text:style-name="T15">action</text:span>=<text:span text:style-name="T17">"/resource?_method=DELETE"</text:span>&gt;</text:p>
      <text:p text:style-name="P14">  <text:span text:style-name="T19">&lt;</text:span><text:span text:style-name="T14">button</text:span><text:span text:style-name="T19"> </text:span><text:span text:style-name="T16">type</text:span><text:span text:style-name="T19">=</text:span><text:span text:style-name="T18">"submit"</text:span><text:span text:style-name="T19">&gt;Delete resource&lt;/</text:span><text:span text:style-name="T14">button</text:span><text:span text:style-name="T19">&gt;</text:span></text:p>
      <text:p text:style-name="P15">&lt;/<text:span text:style-name="T13">form</text:span>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Source Sans Pro" svg:font-family="'Source Sans Pro', 'Lucida Grande', sans-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3:38:23.995901701</meta:creation-date>
    <dc:date>2018-09-12T18:42:48.080508098</dc:date>
    <meta:editing-duration>PT1H10M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75" meta:character-count="564" meta:non-whitespace-character-count="493"/>
  </office:meta>
</office:document-meta>
</file>